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>
        <table:shapes>
          <draw:frame draw:z-index="0" draw:style-name="gr1" svg:width="15.997cm" svg:height="9.004cm" svg:x="18.117cm" svg:y="0.744cm">
            <draw:object draw:notify-on-update-of-ranges="工作表1.B1:工作表1.B8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手机</text:p>
          </table:table-cell>
          <table:table-cell office:value-type="float" office:value="0.091935">
            <text:p>0.091935</text:p>
          </table:table-cell>
        </table:table-row>
        <table:table-row table:style-name="ro1">
          <table:table-cell office:value-type="string">
            <text:p>包装</text:p>
          </table:table-cell>
          <table:table-cell office:value-type="float" office:value="0.077009">
            <text:p>0.077009</text:p>
          </table:table-cell>
        </table:table-row>
        <table:table-row table:style-name="ro1">
          <table:table-cell office:value-type="string">
            <text:p>打开</text:p>
          </table:table-cell>
          <table:table-cell office:value-type="float" office:value="0.027567">
            <text:p>0.027567</text:p>
          </table:table-cell>
        </table:table-row>
        <table:table-row table:style-name="ro1">
          <table:table-cell office:value-type="string">
            <text:p>盒子</text:p>
          </table:table-cell>
          <table:table-cell office:value-type="float" office:value="0.019171">
            <text:p>0.019171</text:p>
          </table:table-cell>
        </table:table-row>
        <table:table-row table:style-name="ro1">
          <table:table-cell office:value-type="string">
            <text:p>装</text:p>
          </table:table-cell>
          <table:table-cell office:value-type="float" office:value="0.015439">
            <text:p>0.015439</text:p>
          </table:table-cell>
        </table:table-row>
        <table:table-row table:style-name="ro1">
          <table:table-cell office:value-type="string">
            <text:p>里</text:p>
          </table:table-cell>
          <table:table-cell office:value-type="float" office:value="0.014506">
            <text:p>0.014506</text:p>
          </table:table-cell>
        </table:table-row>
        <table:table-row table:style-name="ro1">
          <table:table-cell office:value-type="string">
            <text:p>外包装</text:p>
          </table:table-cell>
          <table:table-cell office:value-type="float" office:value="0.012174">
            <text:p>0.012174</text:p>
          </table:table-cell>
        </table:table-row>
        <table:table-row table:style-name="ro1">
          <table:table-cell office:value-type="string">
            <text:p>简单</text:p>
          </table:table-cell>
          <table:table-cell office:value-type="float" office:value="0.010775">
            <text:p>0.010775</text:p>
          </table:table-cell>
        </table:table-row>
        <table:table-row table:style-name="ro1">
          <table:table-cell office:value-type="string">
            <text:p>送来</text:p>
          </table:table-cell>
          <table:table-cell office:value-type="float" office:value="0.010308">
            <text:p>0.010308</text:p>
          </table:table-cell>
        </table:table-row>
        <table:table-row table:style-name="ro1">
          <table:table-cell office:value-type="string">
            <text:p>塑料袋</text:p>
          </table:table-cell>
          <table:table-cell office:value-type="float" office:value="0.009842">
            <text:p>0.009842</text:p>
          </table:table-cell>
        </table:table-row>
        <table:table-row table:style-name="ro1">
          <table:table-cell office:value-type="string">
            <text:p>一点</text:p>
          </table:table-cell>
          <table:table-cell office:value-type="float" office:value="0.009375">
            <text:p>0.009375</text:p>
          </table:table-cell>
        </table:table-row>
        <table:table-row table:style-name="ro1">
          <table:table-cell office:value-type="string">
            <text:p>不想</text:p>
          </table:table-cell>
          <table:table-cell office:value-type="float" office:value="0.007976">
            <text:p>0.007976</text:p>
          </table:table-cell>
        </table:table-row>
        <table:table-row table:style-name="ro1">
          <table:table-cell office:value-type="string">
            <text:p>烂</text:p>
          </table:table-cell>
          <table:table-cell office:value-type="float" office:value="0.006577">
            <text:p>0.006577</text:p>
          </table:table-cell>
        </table:table-row>
        <table:table-row table:style-name="ro1">
          <table:table-cell office:value-type="string">
            <text:p>摔</text:p>
          </table:table-cell>
          <table:table-cell office:value-type="float" office:value="0.006577">
            <text:p>0.006577</text:p>
          </table:table-cell>
        </table:table-row>
        <table:table-row table:style-name="ro1">
          <table:table-cell office:value-type="string">
            <text:p>袋子</text:p>
          </table:table-cell>
          <table:table-cell office:value-type="float" office:value="0.00611">
            <text:p>0.00611</text:p>
          </table:table-cell>
        </table:table-row>
        <table:table-row table:style-name="ro1">
          <table:table-cell office:value-type="string">
            <text:p>子</text:p>
          </table:table-cell>
          <table:table-cell office:value-type="float" office:value="0.005644">
            <text:p>0.005644</text:p>
          </table:table-cell>
        </table:table-row>
        <table:table-row table:style-name="ro1">
          <table:table-cell office:value-type="string">
            <text:p>完好</text:p>
          </table:table-cell>
          <table:table-cell office:value-type="float" office:value="0.005644">
            <text:p>0.005644</text:p>
          </table:table-cell>
        </table:table-row>
        <table:table-row table:style-name="ro1">
          <table:table-cell office:value-type="string">
            <text:p>网</text:p>
          </table:table-cell>
          <table:table-cell office:value-type="float" office:value="0.005644">
            <text:p>0.005644</text:p>
          </table:table-cell>
        </table:table-row>
        <table:table-row table:style-name="ro1">
          <table:table-cell office:value-type="string">
            <text:p>槽</text:p>
          </table:table-cell>
          <table:table-cell office:value-type="float" office:value="0.004711">
            <text:p>0.004711</text:p>
          </table:table-cell>
        </table:table-row>
        <table:table-row table:style-name="ro1">
          <table:table-cell office:value-type="string">
            <text:p>外壳</text:p>
          </table:table-cell>
          <table:table-cell office:value-type="float" office:value="0.004711">
            <text:p>0.004711</text:p>
          </table:table-cell>
        </table:table-row>
        <table:table-row table:style-name="ro1">
          <table:table-cell office:value-type="string">
            <text:p>箱子</text:p>
          </table:table-cell>
          <table:table-cell office:value-type="float" office:value="0.004245">
            <text:p>0.004245</text:p>
          </table:table-cell>
        </table:table-row>
        <table:table-row table:style-name="ro1">
          <table:table-cell office:value-type="string">
            <text:p>售后</text:p>
          </table:table-cell>
          <table:table-cell office:value-type="float" office:value="0.004245">
            <text:p>0.004245</text:p>
          </table:table-cell>
        </table:table-row>
        <table:table-row table:style-name="ro1">
          <table:table-cell office:value-type="string">
            <text:p>可惜</text:p>
          </table:table-cell>
          <table:table-cell office:value-type="float" office:value="0.004245">
            <text:p>0.004245</text:p>
          </table:table-cell>
        </table:table-row>
        <table:table-row table:style-name="ro1">
          <table:table-cell office:value-type="string">
            <text:p>痕迹</text:p>
          </table:table-cell>
          <table:table-cell office:value-type="float" office:value="0.004245">
            <text:p>0.004245</text:p>
          </table:table-cell>
        </table:table-row>
        <table:table-row table:style-name="ro1">
          <table:table-cell office:value-type="string">
            <text:p>外面</text:p>
          </table:table-cell>
          <table:table-cell office:value-type="float" office:value="0.004245">
            <text:p>0.004245</text:p>
          </table:table-cell>
        </table:table-row>
        <table:table-row table:style-name="ro1">
          <table:table-cell office:value-type="string">
            <text:p>简陋</text:p>
          </table:table-cell>
          <table:table-cell office:value-type="float" office:value="0.003778">
            <text:p>0.003778</text:p>
          </table:table-cell>
        </table:table-row>
        <table:table-row table:style-name="ro1">
          <table:table-cell office:value-type="string">
            <text:p>吐</text:p>
          </table:table-cell>
          <table:table-cell office:value-type="float" office:value="0.003778">
            <text:p>0.003778</text:p>
          </table:table-cell>
        </table:table-row>
        <table:table-row table:style-name="ro1">
          <table:table-cell office:value-type="string">
            <text:p>完美</text:p>
          </table:table-cell>
          <table:table-cell office:value-type="float" office:value="0.003778">
            <text:p>0.003778</text:p>
          </table:table-cell>
        </table:table-row>
        <table:table-row table:style-name="ro1">
          <table:table-cell office:value-type="string">
            <text:p>包</text:p>
          </table:table-cell>
          <table:table-cell office:value-type="float" office:value="0.003312">
            <text:p>0.003312</text:p>
          </table:table-cell>
        </table:table-row>
        <table:table-row table:style-name="ro1">
          <table:table-cell office:value-type="string">
            <text:p>放在</text:p>
          </table:table-cell>
          <table:table-cell office:value-type="float" office:value="0.003312">
            <text:p>0.003312</text:p>
          </table:table-cell>
        </table:table-row>
        <table:table-row table:style-name="ro1">
          <table:table-cell office:value-type="string">
            <text:p>弄</text:p>
          </table:table-cell>
          <table:table-cell office:value-type="float" office:value="0.003312">
            <text:p>0.003312</text:p>
          </table:table-cell>
        </table:table-row>
        <table:table-row table:style-name="ro1">
          <table:table-cell office:value-type="string">
            <text:p>包装盒</text:p>
          </table:table-cell>
          <table:table-cell office:value-type="float" office:value="0.003312">
            <text:p>0.003312</text:p>
          </table:table-cell>
        </table:table-row>
        <table:table-row table:style-name="ro1">
          <table:table-cell office:value-type="string">
            <text:p>措施</text:p>
          </table:table-cell>
          <table:table-cell office:value-type="float" office:value="0.003312">
            <text:p>0.003312</text:p>
          </table:table-cell>
        </table:table-row>
        <table:table-row table:style-name="ro1">
          <table:table-cell office:value-type="string">
            <text:p>有个</text:p>
          </table:table-cell>
          <table:table-cell office:value-type="float" office:value="0.002845">
            <text:p>0.002845</text:p>
          </table:table-cell>
        </table:table-row>
        <table:table-row table:style-name="ro1">
          <table:table-cell office:value-type="string">
            <text:p>手上</text:p>
          </table:table-cell>
          <table:table-cell office:value-type="float" office:value="0.002845">
            <text:p>0.002845</text:p>
          </table:table-cell>
        </table:table-row>
        <table:table-row table:style-name="ro1">
          <table:table-cell office:value-type="string">
            <text:p>压坏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变形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昨天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磕碰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质量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划痕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口袋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封条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地上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防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一角</text:p>
          </table:table-cell>
          <table:table-cell office:value-type="float" office:value="0.002379">
            <text:p>0.002379</text:p>
          </table:table-cell>
        </table:table-row>
        <table:table-row table:style-name="ro1">
          <table:table-cell office:value-type="string">
            <text:p>bucuo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歪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有人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电脑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通话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预想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难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不让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专用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头</text:p>
          </table:table-cell>
          <table:table-cell office:value-type="float" office:value="0.001912">
            <text:p>0.001912</text:p>
          </table:table-cell>
        </table:table-row>
        <table:table-row table:style-name="ro1">
          <table:table-cell office:value-type="string">
            <text:p>超过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极品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业务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5S</text:p>
          </table:table-cell>
          <table:table-cell office:value-type="float" office:value="0.001446">
            <text:p>0.001446</text:p>
          </table:table-cell>
        </table:table-row>
        <table:table-row table:style-name="ro2">
          <table:table-cell office:value-type="string">
            <text:p>SIM卡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便宜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IMEI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挤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讨厌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有待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同意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不动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木有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精细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产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加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保护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部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分钟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再也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只能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维修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电子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成</text:p>
          </table:table-cell>
          <table:table-cell office:value-type="float" office:value="0.001446">
            <text:p>0.001446</text:p>
          </table:table-cell>
        </table:table-row>
        <table:table-row table:style-name="ro1">
          <table:table-cell office:value-type="string">
            <text:p>老妈</text:p>
          </table:table-cell>
          <table:table-cell office:value-type="float" office:value="0.001446">
            <text:p>0.001446</text:p>
          </table:table-cell>
        </table:table-row>
        <table:table-row table:style-name="ro1" table:number-rows-repeated="104849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工作表2" table:style-name="ta1">
        <table:table-column table:style-name="co1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12pt" fo:language="en" fo:country="US" style:letter-kerning="true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0-17T19:43:04</meta:creation-date>
    <dc:date>2014-10-17T19:46:39</dc:date>
    <dc:creator>alber </dc:creator>
    <meta:editing-duration>P0D</meta:editing-duration>
    <meta:editing-cycles>1</meta:editing-cycles>
    <meta:document-statistic meta:table-count="3" meta:cell-count="16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76cm" svg:y="4.176cm" style:legend-expansion="high" chart:style-name="ch2"/>
        <chart:plot-area chart:style-name="ch3" table:cell-range-address="工作表1.B1:工作表1.B83" svg:x="0.769cm" svg:y="0.855cm" svg:width="12.469cm" svg:height="7.55cm">
          <chartooo:coordinate-region svg:x="1.681cm" svg:y="1.055cm" svg:width="11.37cm" svg:height="6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1.B1:工作表1.B83" chart:class="chart:line"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935">
                <text:p>0.091935</text:p>
                <draw:g>
                  <svg:desc>工作表1.B1:工作表1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009">
                <text:p>0.077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567">
                <text:p>0.027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171">
                <text:p>0.019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439">
                <text:p>0.015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506">
                <text:p>0.014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174">
                <text:p>0.012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775">
                <text:p>0.010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308">
                <text:p>0.010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842">
                <text:p>0.009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976">
                <text:p>0.007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77">
                <text:p>0.006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77">
                <text:p>0.006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11">
                <text:p>0.00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644">
                <text:p>0.005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644">
                <text:p>0.005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644">
                <text:p>0.005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711">
                <text:p>0.004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711">
                <text:p>0.004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778">
                <text:p>0.003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778">
                <text:p>0.003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778">
                <text:p>0.003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845">
                <text:p>0.002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845">
                <text:p>0.002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12">
                <text:p>0.001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46">
                <text:p>0.001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